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automatic-styles>
    <style:style style:name="P1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7d3c2" officeooo:paragraph-rsid="0007d3c2" style:font-name-asian="OpenSymbol" style:font-size-asian="12pt" style:font-name-complex="OpenSymbol" style:font-size-complex="12pt"/>
    </style:style>
    <style:style style:name="P2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98bd4" officeooo:paragraph-rsid="00098bd4" style:font-name-asian="OpenSymbol" style:font-size-asian="12pt" style:font-name-complex="OpenSymbol" style:font-size-complex="12pt"/>
    </style:style>
    <style:style style:name="P3" style:family="paragraph" style:parent-style-name="Standard">
      <style:text-properties fo:color="#202122" loext:opacity="100%" style:font-name="OpenSymbol1" fo:font-size="12pt" fo:font-weight="normal" officeooo:paragraph-rsid="00098bd4"/>
    </style:style>
    <style:style style:name="P4" style:family="paragraph" style:parent-style-name="Standard">
      <style:text-properties style:use-window-font-color="true" loext:opacity="0%" style:font-name="OpenSymbol1" fo:font-size="12pt" fo:font-weight="normal" officeooo:paragraph-rsid="00098bd4" fo:background-color="transparent"/>
    </style:style>
    <style:style style:name="P5" style:family="paragraph" style:parent-style-name="Standard">
      <style:text-properties officeooo:paragraph-rsid="000a9291"/>
    </style:style>
    <style:style style:name="P6" style:family="paragraph" style:parent-style-name="Standard">
      <style:text-properties style:font-name="OpenSymbol1" officeooo:rsid="0007d3c2" officeooo:paragraph-rsid="0007d3c2"/>
    </style:style>
    <style:style style:name="P7" style:family="paragraph" style:parent-style-name="Standard">
      <style:text-properties style:font-name="OpenSymbol1" officeooo:rsid="0007d3c2" officeooo:paragraph-rsid="000acd5a"/>
    </style:style>
    <style:style style:name="T1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2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3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b5dd" style:font-name-asian="OpenSymbol" style:font-size-asian="12pt" style:font-name-complex="OpenSymbol" style:font-size-complex="12pt"/>
    </style:style>
    <style:style style:name="T4" style:family="text">
      <style:text-properties fo:font-variant="normal" fo:text-transform="none" fo:color="#202122" loext:opacity="100%" style:font-name="OpenSymbol1" fo:font-size="12pt" fo:letter-spacing="normal" fo:font-style="normal" fo:font-weight="bold" officeooo:rsid="000a501a" style:font-name-asian="OpenSymbol" style:font-size-asian="12pt" style:font-weight-asian="bold" style:font-name-complex="OpenSymbol" style:font-size-complex="12pt" style:font-weight-complex="bold"/>
    </style:style>
    <style:style style:name="T5" style:family="text">
      <style:text-properties fo:font-variant="normal" fo:text-transform="none" fo:color="#202122" loext:opacity="100%" style:font-name="OpenSymbol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6" style:family="text">
      <style:text-properties fo:font-variant="normal" fo:text-transform="none" fo:color="#202122" loext:opacity="100%" style:font-name="OpenSymbol" fo:font-size="12pt" fo:letter-spacing="normal" officeooo:rsid="000ab5dd" style:font-name-asian="OpenSymbol" style:font-size-asian="12pt" style:font-name-complex="OpenSymbol" style:font-size-complex="12pt"/>
    </style:style>
    <style:style style:name="T7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0a501a" style:font-name-asian="Liberation Serif" style:font-size-asian="12pt" style:font-name-complex="Liberation Serif" style:font-size-complex="12pt"/>
    </style:style>
    <style:style style:name="T8" style:family="text">
      <style:text-properties fo:font-variant="normal" fo:text-transform="none" fo:color="#202122" loext:opacity="100%" fo:font-size="12pt" fo:letter-spacing="normal" fo:font-style="normal" fo:font-weight="normal" style:font-name-asian="OpenSymbol" style:font-size-asian="12pt" style:font-name-complex="OpenSymbol" style:font-size-complex="12pt"/>
    </style:style>
    <style:style style:name="T9" style:family="text">
      <style:text-properties fo:font-variant="normal" fo:text-transform="none" fo:letter-spacing="normal" fo:font-style="normal" officeooo:rsid="00098bd4" style:font-name-asian="OpenSymbol" style:font-size-asian="12pt" style:font-name-complex="OpenSymbol" style:font-size-complex="12pt"/>
    </style:style>
    <style:style style:name="T10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normal" style:font-name-complex="OpenSymbol" style:font-size-complex="12pt" style:font-weight-complex="normal"/>
    </style:style>
    <style:style style:name="T12" style:family="text">
      <style:text-properties fo:font-variant="normal" fo:text-transform="none" fo:letter-spacing="normal" fo:font-style="normal" fo:font-weight="bold" officeooo:rsid="00098bd4" fo:background-color="#d4d253" loext:char-shading-value="0" style:font-name-asian="OpenSymbol" style:font-size-asian="12pt" style:font-weight-asian="bold" style:font-name-complex="OpenSymbol" style:font-size-complex="12pt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098bd4" fo:background-color="#42240d" loext:char-shading-value="0" style:font-name-asian="OpenSymbol" style:font-size-asian="12pt" style:font-weight-asian="bold" style:font-name-complex="OpenSymbol" style:font-size-complex="12pt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098bd4" fo:background-color="#fcb1c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5" style:family="text">
      <style:text-properties fo:font-variant="normal" fo:text-transform="none" fo:color="#ffffff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6" style:family="text">
      <style:text-properties officeooo:rsid="000a501a"/>
    </style:style>
    <style:style style:name="T17" style:family="text">
      <style:text-properties style:font-name="OpenSymbol1" officeooo:rsid="0007d3c2"/>
    </style:style>
    <style:style style:name="T18" style:family="text">
      <style:text-properties style:font-name="OpenSymbol1" fo:font-size="12pt" officeooo:rsid="0007d3c2" style:font-name-asian="OpenSymbol" style:font-size-asian="12pt" style:font-name-complex="OpenSymbol" style:font-size-complex="12pt"/>
    </style:style>
    <style:style style:name="T19" style:family="text">
      <style:text-properties style:font-name="OpenSymbol1" fo:font-size="12pt" officeooo:rsid="000a501a" style:font-name-asian="OpenSymbol" style:font-size-asian="12pt" style:font-name-complex="OpenSymbol" style:font-size-complex="12pt"/>
    </style:style>
    <style:style style:name="T20" style:family="text">
      <style:text-properties style:font-name="OpenSymbol1" fo:font-size="12pt" officeooo:rsid="000bf49b" style:font-name-asian="OpenSymbol" style:font-size-asian="12pt" style:font-name-complex="OpenSymbol" style:font-size-complex="12pt"/>
    </style:style>
    <style:style style:name="T21" style:family="text">
      <style:text-properties style:font-name="OpenSymbol1" fo:font-size="12pt" fo:font-weight="bold" officeooo:rsid="0007d3c2" style:font-name-asian="OpenSymbol" style:font-size-asian="12pt" style:font-weight-asian="bold" style:font-name-complex="OpenSymbol" style:font-size-complex="12pt" style:font-weight-complex="bold"/>
    </style:style>
    <style:style style:name="T22" style:family="text">
      <style:text-properties style:font-name="OpenSymbol1" fo:font-size="12pt" fo:font-weight="bold" officeooo:rsid="000bf49b" style:font-name-asian="OpenSymbol" style:font-size-asian="12pt" style:font-weight-asian="bold" style:font-name-complex="OpenSymbol" style:font-size-complex="12pt" style:font-weight-complex="bold"/>
    </style:style>
    <style:style style:name="T23" style:family="text">
      <style:text-properties style:font-name="OpenSymbol1" officeooo:rsid="000ab5dd"/>
    </style:style>
    <style:style style:name="T24" style:family="text">
      <style:text-properties officeooo:rsid="000acd5a"/>
    </style:style>
    <style:style style:name="T25" style:family="text">
      <style:text-properties fo:font-size="12pt" style:font-name-asian="OpenSymbol" style:font-size-asian="12pt" style:font-name-complex="OpenSymbol" style:font-size-complex="12pt"/>
    </style:style>
    <style:style style:name="T26" style:family="text">
      <style:text-properties fo:font-size="12pt" officeooo:rsid="000a501a" style:font-name-asian="OpenSymbol" style:font-size-asian="12pt" style:font-name-complex="OpenSymbol" style:font-size-complex="12pt"/>
    </style:style>
    <style:style style:name="T27" style:family="text">
      <style:text-properties officeooo:rsid="000d791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acd5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vel file must contain:</text:p>
      <text:p text:style-name="P7"><text:span text:style-name="T24"><text:tab/>World Size: </text:span><text:span text:style-name="T29">x</text:span><text:span text:style-name="T24">, </text:span><text:span text:style-name="T29">y</text:span><text:span text:style-name="T24"> </text:span><text:span text:style-name="T25">∈ </text:span><text:span text:style-name="T6">ℕ</text:span><text:span text:style-name="T26"> ≤</text:span><text:span text:style-name="T25"> </text:span><text:span text:style-name="T8">32767</text:span></text:p>
      <text:p text:style-name="P5"><text:span text:style-name="T17"><text:tab/></text:span><text:span text:style-name="T23">Starting position: </text:span><text:span text:style-name="T21">x</text:span><text:span text:style-name="T22">pos</text:span><text:span text:style-name="T18">, </text:span><text:span text:style-name="T21">y</text:span><text:span text:style-name="T22">pos</text:span><text:span text:style-name="T18"> ∈ </text:span><text:span text:style-name="T6">ℕ</text:span><text:span text:style-name="T19"> ≤</text:span><text:span text:style-name="T18"> </text:span><text:span text:style-name="T1">32767</text:span></text:p>
      <text:p text:style-name="P5"><text:span text:style-name="T2"><text:tab/></text:span><text:span text:style-name="T3">Camera FOV value: </text:span><text:span text:style-name="T4">f</text:span><text:span text:style-name="T2"> </text:span><text:span text:style-name="T5">∈ ℕ </text:span><text:span text:style-name="T7">≤</text:span><text:span text:style-name="T5"> 65535</text:span><text:span text:style-name="T1"> </text:span></text:p>
      <text:p text:style-name="P1">Next lines contains characters from English alphabet <text:span text:style-name="T16">of the length</text:span> <text:span text:style-name="T28">x</text:span> repeated <text:span text:style-name="T27">next</text:span> <text:span text:style-name="T28">y</text:span> <text:span text:style-name="T27">lines</text:span>.</text:p>
      <text:p text:style-name="P1"/>
      <text:p text:style-name="P2">Colored background:</text:p>
      <text:p text:style-name="P3"><text:span text:style-name="T9"><text:tab/></text:span><text:span text:style-name="T10">. -</text:span><text:span text:style-name="T11"> <text:tab/></text:span><text:span text:style-name="T15"> <text:s text:c="3"/></text:span></text:p>
      <text:p text:style-name="P4"><text:span text:style-name="T10"><text:tab/>, - <text:tab/></text:span><text:span text:style-name="T12"> <text:s text:c="3"/></text:span><text:span text:style-name="T10"><text:s/></text:span></text:p>
      <text:p text:style-name="P4"><text:span text:style-name="T10"><text:tab/># - <text:s/><text:tab/></text:span><text:span text:style-name="T13"> <text:s text:c="3"/></text:span><text:span text:style-name="T10"><text:s/></text:span></text:p>
      <text:p text:style-name="P4"><text:span text:style-name="T10"><text:tab/>@ - <text:tab/></text:span><text:span text:style-name="T14"> <text:s text:c="3"/></text:span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 Babacaev</meta:initial-creator>
    <meta:creation-date>2022-12-18T10:53:11.839000000</meta:creation-date>
    <dc:date>2022-12-20T23:29:56.070000000</dc:date>
    <dc:creator>Renat Babacaev</dc:creator>
    <meta:editing-duration>PT34M29S</meta:editing-duration>
    <meta:editing-cycles>9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53" meta:character-count="282" meta:non-whitespace-character-count="203"/>
  </office:meta>
</office:document-meta>
</file>